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525" style:family="table">
      <style:table-properties style:width="15.356cm" fo:margin-left="0.026cm" fo:margin-top="0cm" fo:margin-bottom="0cm" table:align="left" style:writing-mode="page"/>
    </style:style>
    <style:style style:name="Table525.A" style:family="table-column">
      <style:table-column-properties style:column-width="3.3cm"/>
    </style:style>
    <style:style style:name="Table525.B" style:family="table-column">
      <style:table-column-properties style:column-width="3.464cm"/>
    </style:style>
    <style:style style:name="Table525.C" style:family="table-column">
      <style:table-column-properties style:column-width="8.592cm"/>
    </style:style>
    <style:style style:name="Table525.1" style:family="table-row">
      <style:table-row-properties fo:keep-together="auto"/>
    </style:style>
    <style:style style:name="Table525.A1" style:family="table-cell">
      <style:table-cell-properties fo:background-color="transparent" fo:padding-left="0.191cm" fo:padding-right="0.191cm" fo:padding-top="0cm" fo:padding-bottom="0cm" fo:border="1.5pt solid #000000">
        <style:background-image/>
      </style:table-cell-properties>
    </style:style>
    <style:style style:name="Table52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2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2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2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2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2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20" style:family="table">
      <style:table-properties style:width="15.356cm" fo:margin-left="0.026cm" fo:margin-top="0cm" fo:margin-bottom="0cm" table:align="left" style:writing-mode="page"/>
    </style:style>
    <style:style style:name="Table520.A" style:family="table-column">
      <style:table-column-properties style:column-width="3.191cm"/>
    </style:style>
    <style:style style:name="Table520.B" style:family="table-column">
      <style:table-column-properties style:column-width="3.253cm"/>
    </style:style>
    <style:style style:name="Table520.C" style:family="table-column">
      <style:table-column-properties style:column-width="8.913cm"/>
    </style:style>
    <style:style style:name="Table520.1" style:family="table-row">
      <style:table-row-properties fo:keep-together="auto"/>
    </style:style>
    <style:style style:name="Table520.A1" style:family="table-cell">
      <style:table-cell-properties fo:background-color="transparent" fo:padding-left="0.191cm" fo:padding-right="0.191cm" fo:padding-top="0cm" fo:padding-bottom="0cm" fo:border="1.5pt solid #000000">
        <style:background-image/>
      </style:table-cell-properties>
    </style:style>
    <style:style style:name="Table52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2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2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2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20.B3" style:family="table-cell">
      <style:table-cell-properties fo:background-color="transparent" fo:padding-left="0.191cm" fo:padding-right="0.191cm" fo:padding-top="0cm" fo:padding-bottom="0cm" fo:border="0.75pt solid #000000">
        <style:background-image/>
      </style:table-cell-properties>
    </style:style>
    <style:style style:name="Table52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20.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20.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20.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97" style:family="table">
      <style:table-properties style:width="15.356cm" fo:margin-left="0.026cm" fo:margin-top="0cm" fo:margin-bottom="0cm" table:align="left" style:writing-mode="page"/>
    </style:style>
    <style:style style:name="Table497.A" style:family="table-column">
      <style:table-column-properties style:column-width="1.912cm"/>
    </style:style>
    <style:style style:name="Table497.B" style:family="table-column">
      <style:table-column-properties style:column-width="5.657cm"/>
    </style:style>
    <style:style style:name="Table497.C" style:family="table-column">
      <style:table-column-properties style:column-width="7.788cm"/>
    </style:style>
    <style:style style:name="Table497.1" style:family="table-row">
      <style:table-row-properties fo:keep-together="auto"/>
    </style:style>
    <style:style style:name="Table497.A1" style:family="table-cell">
      <style:table-cell-properties fo:background-color="transparent" fo:padding-left="0.191cm" fo:padding-right="0.191cm" fo:padding-top="0cm" fo:padding-bottom="0cm" fo:border="1.5pt solid #000000">
        <style:background-image/>
      </style:table-cell-properties>
    </style:style>
    <style:style style:name="Table4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97.B3" style:family="table-cell">
      <style:table-cell-properties fo:background-color="transparent" fo:padding-left="0.191cm" fo:padding-right="0.191cm" fo:padding-top="0cm" fo:padding-bottom="0cm" fo:border="0.75pt solid #000000">
        <style:background-image/>
      </style:table-cell-properties>
    </style:style>
    <style:style style:name="Table4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9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9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9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paragraph-rsid="04fb72b9"/>
    </style:style>
    <style:style style:name="P5" style:family="paragraph" style:parent-style-name="Text_20_body">
      <style:paragraph-properties style:writing-mode="lr-tb"/>
      <style:text-properties officeooo:paragraph-rsid="04fb4f27"/>
    </style:style>
    <style:style style:name="P6" style:family="paragraph" style:parent-style-name="Standard">
      <style:text-properties officeooo:paragraph-rsid="05043fa7"/>
    </style:style>
    <style:style style:name="P7" style:family="paragraph" style:parent-style-name="Normal_20__28_Web_29_">
      <style:text-properties officeooo:rsid="036d7c84" officeooo:paragraph-rsid="036d7c84" fo:background-color="transparent"/>
    </style:style>
    <style:style style:name="P8" style:family="paragraph" style:parent-style-name="Text_20_body">
      <style:text-properties officeooo:rsid="0181adbf" fo:background-color="transparent"/>
    </style:style>
    <style:style style:name="P9" style:family="paragraph" style:parent-style-name="Normal_20__28_Web_29_">
      <style:paragraph-properties fo:margin-top="0.494cm" fo:margin-bottom="0.494cm" style:contextual-spacing="false"/>
      <style:text-properties officeooo:paragraph-rsid="0500b87f"/>
    </style:style>
    <style:style style:name="P10" style:family="paragraph" style:parent-style-name="Table_20_Header">
      <style:text-properties officeooo:paragraph-rsid="0500b87f"/>
    </style:style>
    <style:style style:name="P11" style:family="paragraph" style:parent-style-name="Table_20_Paragraph">
      <style:text-properties officeooo:paragraph-rsid="0500b87f"/>
    </style:style>
    <style:style style:name="P12" style:family="paragraph" style:parent-style-name="Normal_20__28_Web_29_">
      <style:paragraph-properties fo:margin-top="0.494cm" fo:margin-bottom="0.494cm" style:contextual-spacing="false"/>
      <style:text-properties officeooo:paragraph-rsid="0505d8dc"/>
    </style:style>
    <style:style style:name="P13" style:family="paragraph" style:parent-style-name="Table_20_Header">
      <style:text-properties officeooo:paragraph-rsid="0505d8dc"/>
    </style:style>
    <style:style style:name="P14" style:family="paragraph" style:parent-style-name="Table_20_Paragraph">
      <style:text-properties officeooo:paragraph-rsid="0505d8dc"/>
    </style:style>
    <style:style style:name="P15" style:family="paragraph" style:parent-style-name="Text_20_body">
      <style:paragraph-properties fo:margin-top="0.002cm" fo:margin-bottom="0.499cm" style:contextual-spacing="false"/>
      <style:text-properties fo:language="en" fo:country="GB" officeooo:rsid="04fb4f27" officeooo:paragraph-rsid="04fb4f27" fo:background-color="transparent"/>
    </style:style>
    <style:style style:name="P16" style:family="paragraph" style:parent-style-name="Text_20_body">
      <style:paragraph-properties style:writing-mode="lr-tb"/>
      <style:text-properties officeooo:paragraph-rsid="0504730c"/>
    </style:style>
    <style:style style:name="P17" style:family="paragraph" style:parent-style-name="Standard">
      <style:paragraph-properties fo:margin-top="0.494cm" fo:margin-bottom="0.423cm" style:contextual-spacing="false"/>
      <style:text-properties officeooo:paragraph-rsid="0500b87f"/>
    </style:style>
    <style:style style:name="P18" style:family="paragraph" style:parent-style-name="Footer">
      <style:paragraph-properties fo:text-align="center" style:justify-single-word="false"/>
    </style:style>
    <style:style style:name="P19" style:family="paragraph" style:parent-style-name="Header_20_left">
      <style:text-properties officeooo:rsid="04838f07" officeooo:paragraph-rsid="04838f07"/>
    </style:style>
    <style:style style:name="P20" style:family="paragraph" style:parent-style-name="Heading_20_1">
      <style:paragraph-properties style:writing-mode="lr-tb"/>
    </style:style>
    <style:style style:name="P21" style:family="paragraph" style:parent-style-name="Heading_20_1">
      <style:paragraph-properties style:writing-mode="lr-tb"/>
      <style:text-properties officeooo:rsid="04fb72b9"/>
    </style:style>
    <style:style style:name="P22" style:family="paragraph" style:parent-style-name="Heading_20_1">
      <style:paragraph-properties style:writing-mode="lr-tb"/>
      <style:text-properties officeooo:paragraph-rsid="04fb72b9"/>
    </style:style>
    <style:style style:name="P23" style:family="paragraph" style:parent-style-name="Heading_20_2">
      <style:text-properties officeooo:rsid="04fb4f27"/>
    </style:style>
    <style:style style:name="P24" style:family="paragraph" style:parent-style-name="Heading_20_2">
      <style:text-properties officeooo:rsid="0500b87f" officeooo:paragraph-rsid="0500b87f"/>
    </style:style>
    <style:style style:name="P25" style:family="paragraph" style:parent-style-name="Heading_20_3">
      <style:text-properties officeooo:paragraph-rsid="04fb4f27"/>
    </style:style>
    <style:style style:name="P26" style:family="paragraph" style:parent-style-name="Heading_20_3">
      <style:text-properties officeooo:rsid="04fb4f27" officeooo:paragraph-rsid="04fb4f27"/>
    </style:style>
    <style:style style:name="P27" style:family="paragraph" style:parent-style-name="Heading_20_3">
      <style:text-properties officeooo:rsid="04ff7d90" officeooo:paragraph-rsid="04ff7d90"/>
    </style:style>
    <style:style style:name="P28" style:family="paragraph" style:parent-style-name="Heading_20_3">
      <style:text-properties officeooo:paragraph-rsid="05029cf2"/>
    </style:style>
    <style:style style:name="P29" style:family="paragraph" style:parent-style-name="Heading_20_3">
      <style:text-properties officeooo:paragraph-rsid="05043fa7"/>
    </style:style>
    <style:style style:name="P30" style:family="paragraph" style:parent-style-name="Text_20_body" style:list-style-name="L1">
      <style:paragraph-properties style:writing-mode="lr-tb"/>
    </style:style>
    <style:style style:name="P31" style:family="paragraph" style:parent-style-name="Text_20_body" style:list-style-name="L2">
      <style:paragraph-properties style:writing-mode="lr-tb"/>
    </style:style>
    <style:style style:name="P32" style:family="paragraph" style:parent-style-name="Text_20_body" style:list-style-name="L3">
      <style:paragraph-properties style:writing-mode="lr-tb"/>
    </style:style>
    <style:style style:name="P33" style:family="paragraph" style:parent-style-name="Text_20_body" style:list-style-name="L4">
      <style:paragraph-properties style:writing-mode="lr-tb"/>
    </style:style>
    <style:style style:name="P34" style:family="paragraph" style:parent-style-name="Text_20_body" style:list-style-name="L5">
      <style:paragraph-properties style:writing-mode="lr-tb"/>
    </style:style>
    <style:style style:name="P35" style:family="paragraph" style:parent-style-name="Text_20_body" style:list-style-name="L6">
      <style:paragraph-properties style:writing-mode="lr-tb"/>
    </style:style>
    <style:style style:name="P36" style:family="paragraph" style:parent-style-name="Text_20_body" style:list-style-name="L7">
      <style:paragraph-properties style:writing-mode="lr-tb"/>
      <style:text-properties officeooo:paragraph-rsid="0500b87f"/>
    </style:style>
    <style:style style:name="P37" style:family="paragraph" style:parent-style-name="Text_20_body" style:list-style-name="L8">
      <style:paragraph-properties style:writing-mode="lr-tb"/>
      <style:text-properties officeooo:paragraph-rsid="0504730c"/>
    </style:style>
    <style:style style:name="P38" style:family="paragraph" style:parent-style-name="Text_20_body" style:list-style-name="L9">
      <style:paragraph-properties style:writing-mode="lr-tb"/>
      <style:text-properties fo:font-style="italic" officeooo:rsid="05029cf2" officeooo:paragraph-rsid="05029cf2" style:font-style-asian="italic" style:font-style-complex="italic"/>
    </style:style>
    <style:style style:name="P39" style:family="paragraph" style:parent-style-name="Text_20_body">
      <style:paragraph-properties style:writing-mode="lr-tb"/>
      <style:text-properties fo:font-style="italic" officeooo:rsid="0507cba5" officeooo:paragraph-rsid="0507cba5" style:font-style-asian="italic" style:font-style-complex="italic"/>
    </style:style>
    <style:style style:name="P40" style:family="paragraph" style:parent-style-name="Text_20_body">
      <style:paragraph-properties style:writing-mode="lr-tb"/>
      <style:text-properties fo:font-style="italic" officeooo:rsid="0508dbfa" officeooo:paragraph-rsid="0508dbfa" style:font-style-asian="italic" style:font-style-complex="italic"/>
    </style:style>
    <style:style style:name="P41" style:family="paragraph" style:parent-style-name="Text_20_body" style:list-style-name="L10">
      <style:paragraph-properties style:writing-mode="lr-tb"/>
      <style:text-properties officeooo:paragraph-rsid="05043fa7"/>
    </style:style>
    <style:style style:name="P42" style:family="paragraph" style:parent-style-name="Text_20_body" style:list-style-name="L10">
      <style:paragraph-properties style:writing-mode="lr-tb"/>
      <style:text-properties officeooo:rsid="05029cf2" officeooo:paragraph-rsid="05029cf2"/>
    </style:style>
    <style:style style:name="P43" style:family="paragraph" style:parent-style-name="Text_20_body" style:list-style-name="L11">
      <style:paragraph-properties style:writing-mode="lr-tb"/>
      <style:text-properties officeooo:paragraph-rsid="05043fa7"/>
    </style:style>
    <style:style style:name="P44" style:family="paragraph" style:parent-style-name="Text_20_body" style:list-style-name="L12">
      <style:paragraph-properties style:writing-mode="lr-tb"/>
      <style:text-properties officeooo:paragraph-rsid="05043fa7"/>
    </style:style>
    <style:style style:name="P45" style:family="paragraph" style:parent-style-name="Text_20_body" style:list-style-name="L12">
      <style:paragraph-properties style:writing-mode="lr-tb"/>
      <style:text-properties officeooo:paragraph-rsid="0504730c"/>
    </style:style>
    <style:style style:name="P46" style:family="paragraph" style:parent-style-name="Text_20_body" style:list-style-name="L13">
      <style:paragraph-properties style:writing-mode="lr-tb"/>
      <style:text-properties officeooo:paragraph-rsid="0505d8dc"/>
    </style:style>
    <style:style style:name="P47" style:family="paragraph" style:parent-style-name="Text_20_body" style:list-style-name="L13">
      <style:paragraph-properties style:writing-mode="lr-tb"/>
    </style:style>
    <style:style style:name="P48" style:family="paragraph" style:parent-style-name="Text_20_body" style:list-style-name="L14">
      <style:paragraph-properties style:writing-mode="lr-tb"/>
    </style:style>
    <style:style style:name="P49" style:family="paragraph" style:parent-style-name="Text_20_body">
      <style:paragraph-properties style:writing-mode="lr-tb"/>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font-style="italic" officeooo:rsid="04ff7d90" style:font-style-asian="italic" style:font-style-complex="italic"/>
    </style:style>
    <style:style style:name="T4" style:family="text">
      <style:text-properties fo:font-style="italic" officeooo:rsid="0508dbfa" style:font-style-asian="italic" style:font-style-complex="italic"/>
    </style:style>
    <style:style style:name="T5" style:family="text">
      <style:text-properties fo:font-style="normal" officeooo:rsid="0504730c"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500b87f" style:font-weight-asian="bold" style:font-weight-complex="bold"/>
    </style:style>
    <style:style style:name="T8" style:family="text">
      <style:text-properties officeooo:rsid="04fb4f27"/>
    </style:style>
    <style:style style:name="T9" style:family="text">
      <style:text-properties officeooo:rsid="04fb72b9"/>
    </style:style>
    <style:style style:name="T10" style:family="text">
      <style:text-properties officeooo:rsid="04ff7d90"/>
    </style:style>
    <style:style style:name="T11" style:family="text">
      <style:text-properties officeooo:rsid="0500b87f"/>
    </style:style>
    <style:style style:name="T12" style:family="text">
      <style:text-properties officeooo:rsid="05043fa7"/>
    </style:style>
    <style:style style:name="T13" style:family="text">
      <style:text-properties officeooo:rsid="0504730c"/>
    </style:style>
    <style:style style:name="T14" style:family="text">
      <style:text-properties officeooo:rsid="0505d8dc"/>
    </style:style>
    <style:style style:name="T15" style:family="text">
      <style:text-properties officeooo:rsid="0506288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355cm" fo:text-indent="-0.635cm" fo:margin-left="1.35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ments on draft of 2024-06-26 from Behdad.</text:p>
      <text:p text:style-name="P15"/>
      <text:h text:style-name="Heading_20_1" text:outline-level="1"><text:bookmark text:name="docs-internal-guid-f18198d6-7fff-8872-c543-d86bbea21d81"/>VARC</text:h>
      <text:h text:style-name="P23" text:outline-level="2">6.3.10.2 [7.3.10.2]</text:h>
      <text:h text:style-name="P25" text:outline-level="3"/>
      <text:h text:style-name="P26" text:outline-level="3">VARC table header</text:h>
      <text:p text:style-name="P5"/>
      <text:p text:style-name="P5"><text:span text:style-name="T8">O</text:span>nly conditionListOffset has an Offset in the name. The rest (coverage, varStore, etc) are all offsets too, without Offset in the name.</text:p>
      <text:p text:style-name="P39">Resolved, added to text</text:p>
      <text:h text:style-name="Heading_20_3" text:outline-level="3">Table, <text:span text:style-name="Emphasis">Variable Component Flags</text:span></text:h>
      <text:p text:style-name="P3">The last line of the flags table <text:span text:style-name="T8">(buts 15-31)</text:span> now says "RESERVED_MASK", <text:s/><text:span text:style-name="T8">but must also say</text:span> "Set to 0". That piece of information is not included anywhere. It is important for future extensions, that compilers set reserved to 0. Otherwise we cannot define new flags in the future as they will be misinterpreted.</text:p>
      <text:p text:style-name="P39">Resolved, added to text</text:p>
      <text:h text:style-name="Heading_20_3" text:outline-level="3">Page following Variable Component Flags</text:h>
      <text:p text:style-name="P4">“The following pseudo-code illustrations the construction”: illustrations <text:span text:style-name="T9">should be</text:span> illustrates.</text:p>
      <text:p text:style-name="P39">Resovled, text updated</text:p>
      <text:h text:style-name="Heading_20_3" text:outline-level="3" text:is-list-header="true"><text:span text:style-name="T9">7.3.10.4 </text:span>Hinting of Variable Composite Glyphs</text:h>
      <text:p text:style-name="P3">I don't like that the CFF hinting comes before “7.3.10.5 Processing of Variable Composite Glyphs”. I highly suggest moving the CFF BS to the end of the VARC section, after Processing.</text:p>
      <text:p text:style-name="P3"/>
      <text:h text:style-name="P20" text:outline-level="1" text:is-list-header="true">Coverage</text:h>
      <text:h text:style-name="Heading_20_2" text:outline-level="2">5.6.22 [6.2.5] Coverage table</text:h>
      <text:list text:style-name="L1">
        <text:list-item>
          <text:p text:style-name="P30">“In a Coverage table, a format field specifies the format as an integer 1 = lists, and 2 = ranges.” Remove it? Doesn’t include formats 3 &amp; 4.</text:p>
        </text:list-item>
        <text:list-item>
          <text:p text:style-name="P30"><text:span text:style-name="T9">In the table </text:span>CoverageFormat3, make glyphCount be uint24 instead of uint16.</text:p>
        </text:list-item>
        <text:list-item>
          <text:p text:style-name="P30"><text:span text:style-name="T9">In the table</text:span> CoverageFormat4, make rangeCount be uint24, instead of uint16.</text:p>
        </text:list-item>
      </text:list>
      <text:h text:style-name="P21" text:outline-level="1" text:is-list-header="true">5.6.23 [6.2.6] Class Definition table</text:h>
      <text:h text:style-name="Heading_20_3" text:outline-level="3"/>
      <text:list text:style-name="L2">
        <text:list-item>
          <text:p text:style-name="P31">In <text:span text:style-name="T9">the table, </text:span>ClassDefFormat3, make glyphCount be uint24, instead of uint16.</text:p>
        </text:list-item>
        <text:list-item>
          <text:p text:style-name="P31"><text:soft-page-break/><text:span text:style-name="T9">In the table,</text:span> ClassDefFormat4, make classRangeCount be uint24, instead of uint16..</text:p>
        </text:list-item>
      </text:list>
      <text:h text:style-name="P22" text:outline-level="1" text:is-list-header="true">GSUB</text:h>
      <text:h text:style-name="P27" text:outline-level="3">5.7.4.2.1 [6.3.4.3.1] GSUB header, version 1.2</text:h>
      <text:list text:style-name="L3">
        <text:list-item>
          <text:p text:style-name="P32">There’s mention of ScriptList2, FeatureList2, and LookupList2. But there are no such types. The “2” should be dropped from the <text:span text:style-name="T2">type names</text:span>. <text:span text:style-name="T10">The </text:span><text:span text:style-name="T3">field names</text:span><text:span text:style-name="T10"> are correct. </text:span>GPOS has it correct.</text:p>
        </text:list-item>
      </text:list>
      <text:h text:style-name="P27" text:outline-level="3">5.8.4.4.3 Lookup type 3 subtable: alternate substitution</text:h>
      <text:list text:style-name="L4">
        <text:list-item>
          <text:p text:style-name="P33"><text:span text:style-name="T10">In the</text:span> AlternateSubstFormat2 <text:span text:style-name="T10">subtable</text:span>, alternateSetOffsets<text:span text:style-name="T11">[alternateSetCount]</text:span> should be Offset24, instead of Offset32. This would match MultipleSubstFormat2.</text:p>
        </text:list-item>
      </text:list>
      <text:h text:style-name="P20" text:outline-level="1" text:is-list-header="true">GPOS</text:h>
      <text:h text:style-name="P24" text:outline-level="2">6.3.3.1 Lookup Type 1 subtable: Sungle adjustment positioning</text:h>
      <text:list text:style-name="L5">
        <text:list-item>
          <text:p text:style-name="P34"><text:span text:style-name="T11">S</text:span>inglePosFormat3 is curious. It wasn’t in my design AFAIR. It’s NOT necessary for 24bit gid support. The only difference it has with SinglePosFormat1 is that it uses Offset32 for coverage instead of Offset16. So the comment “Format 3 is identical to fFormat 1, except that it was modified to support 24-bit glyph ID values.” is inaccurate. <text:s/>At this point I don’t suggest removing the format though… [<text:span text:style-name="T11">Liam notes: </text:span>SinglePosFormat3 was in our proposal, and we changed coverageOffset to Offset32 in January, supposedly to avoid possible overflow]</text:p>
        </text:list-item>
      </text:list>
      <text:h text:style-name="Heading_20_2" text:outline-level="2">6.3.3.3.2 Lookup Type 2 subtable: pair adjustment positioning</text:h>
      <text:list text:style-name="L6">
        <text:list-item>
          <text:p text:style-name="P35">Page 495: PairSet2 table must refer to a new type PairValue2, that is like PairValue but uses 24bit gids instead of 16. This was in my original design, but seems to have disappeared. [<text:span text:style-name="T11">Liam: </text:span>my bad for that one, it’s not in our proposal and we didn’t notice in review, <text:span text:style-name="T11">new text:</text:span>] </text:p>
        </text:list-item>
      </text:list>
      <text:p text:style-name="P17" loext:marker-style-name="T1"><text:span text:style-name="T1">In Format 3, the PairSet2 table uses 24 bits for the number of pairs, to avoid overflow.</text:span></text:p>
      <text:p text:style-name="P9"><text:span text:style-name="Emphasis">PairSet2 table </text:span></text:p>
      <table:table table:name="Table525" table:style-name="Table525">
        <table:table-column table:style-name="Table525.A"/>
        <table:table-column table:style-name="Table525.B"/>
        <table:table-column table:style-name="Table525.C"/>
        <table:table-row table:style-name="Table525.1">
          <table:table-cell table:style-name="Table525.A1" office:value-type="string">
            <text:p text:style-name="P10">Type</text:p>
          </table:table-cell>
          <table:table-cell table:style-name="Table525.A1" office:value-type="string">
            <text:p text:style-name="P10">Name</text:p>
          </table:table-cell>
          <table:table-cell table:style-name="Table525.A1" office:value-type="string">
            <text:p text:style-name="P10">Description</text:p>
          </table:table-cell>
        </table:table-row>
        <table:table-row table:style-name="Table525.1">
          <table:table-cell table:style-name="Table525.A2" office:value-type="string">
            <text:p text:style-name="P11">uint24</text:p>
          </table:table-cell>
          <table:table-cell table:style-name="Table525.B2" office:value-type="string">
            <text:p text:style-name="P11">pairValueCount</text:p>
          </table:table-cell>
          <table:table-cell table:style-name="Table525.C2" office:value-type="string">
            <text:p text:style-name="P11">Number of PairValue records.</text:p>
          </table:table-cell>
        </table:table-row>
        <table:table-row table:style-name="Table525.1">
          <table:table-cell table:style-name="Table525.A3" office:value-type="string">
            <text:p text:style-name="P11">PairValue<text:span text:style-name="T11">2</text:span></text:p>
          </table:table-cell>
          <table:table-cell table:style-name="Table525.B3" office:value-type="string">
            <text:p text:style-name="P11">pairValueRecords<text:line-break/>[pairValueCount]</text:p>
          </table:table-cell>
          <table:table-cell table:style-name="Table525.C3" office:value-type="string">
            <text:p text:style-name="P11">Array of PairValue<text:span text:style-name="T11">2</text:span> records, ordered by glyph ID of the second glyph.</text:p>
          </table:table-cell>
        </table:table-row>
      </table:table>
      <text:p text:style-name="P9"><text:span text:style-name="Emphasis">PairValue</text:span><text:span text:style-name="Emphasis"><text:span text:style-name="T11">2</text:span></text:span><text:span text:style-name="Emphasis"> record </text:span></text:p>
      <table:table table:name="Table520" table:style-name="Table520">
        <table:table-column table:style-name="Table520.A"/>
        <table:table-column table:style-name="Table520.B"/>
        <table:table-column table:style-name="Table520.C"/>
        <table:table-row table:style-name="Table520.1">
          <table:table-cell table:style-name="Table520.A1" office:value-type="string">
            <text:p text:style-name="P10">Type</text:p>
          </table:table-cell>
          <table:table-cell table:style-name="Table520.A1" office:value-type="string">
            <text:p text:style-name="P10">Name</text:p>
          </table:table-cell>
          <table:table-cell table:style-name="Table520.A1" office:value-type="string">
            <text:p text:style-name="P10">Description</text:p>
          </table:table-cell>
        </table:table-row>
        <table:table-row table:style-name="Table520.1">
          <table:table-cell table:style-name="Table520.A2" office:value-type="string">
            <text:p text:style-name="P11">uint<text:span text:style-name="T11">24</text:span></text:p>
          </table:table-cell>
          <table:table-cell table:style-name="Table520.B2" office:value-type="string">
            <text:p text:style-name="P11">secondGlyph</text:p>
          </table:table-cell>
          <table:table-cell table:style-name="Table520.C2" office:value-type="string">
            <text:p text:style-name="P11">Glyph ID of second glyph in the pair (first glyph is listed in the Coverage table).</text:p>
          </table:table-cell>
        </table:table-row>
        <table:table-row table:style-name="Table520.1">
          <table:table-cell table:style-name="Table520.A3" office:value-type="string">
            <text:p text:style-name="P11">ValueRecord</text:p>
          </table:table-cell>
          <table:table-cell table:style-name="Table520.B3" office:value-type="string">
            <text:p text:style-name="P11">valueRecord1</text:p>
          </table:table-cell>
          <table:table-cell table:style-name="Table520.C3" office:value-type="string">
            <text:p text:style-name="P11">Positioning data for the first glyph in the pair.</text:p>
          </table:table-cell>
        </table:table-row>
        <table:table-row table:style-name="Table520.1">
          <table:table-cell table:style-name="Table520.A4" office:value-type="string">
            <text:p text:style-name="P11">ValueRecord</text:p>
          </table:table-cell>
          <table:table-cell table:style-name="Table520.B4" office:value-type="string">
            <text:p text:style-name="P11">valueRecord2</text:p>
          </table:table-cell>
          <table:table-cell table:style-name="Table520.C4" office:value-type="string">
            <text:p text:style-name="P11">Positioning data for the second glyph in the pair.</text:p>
          </table:table-cell>
        </table:table-row>
      </table:table>
      <text:p text:style-name="P9"><text:soft-page-break/><text:span text:style-name="Strong_20_Emphasis"><text:span text:style-name="T1"/></text:span></text:p>
      <text:p text:style-name="P9"><text:span text:style-name="Strong_20_Emphasis"><text:span text:style-name="T1">Mark-to-ligature attachment positioning format2</text:span></text:span></text:p>
      <text:list text:style-name="L7">
        <text:list-item>
          <text:p text:style-name="P36">Second row of <text:span text:style-name="T11">LigatureArray2 table</text:span>, “<text:span text:style-name="T11">A</text:span>rray of offsets to LigatureAttach tables.” should be “<text:span text:style-name="T11">A</text:span>rray of offsets to <text:span text:style-name="T6">LigatureAttach</text:span><text:span text:style-name="T7">2</text:span> tables.LigatureAttach2 tables”.</text:p>
        </text:list-item>
      </text:list>
      <text:p text:style-name="P40">done</text:p>
      <text:list text:continue-numbering="true" text:style-name="L7">
        <text:list-item>
          <text:p text:style-name="P36">Then below it the header “LigatureAttach table” should also be “LigatureAttach2 table”.<text:line-break/><text:span text:style-name="T4">done</text:span></text:p>
        </text:list-item>
      </text:list>
      <text:h text:style-name="P20" text:outline-level="1" text:is-list-header="true">SequenceContext / ChainSequenceContext</text:h>
      <text:h text:style-name="Heading_20_2" text:outline-level="2">5.6.24 Common formats for contextual lookup subtables</text:h>
      <text:h text:style-name="Heading_20_3" text:outline-level="3"/>
      <text:list text:style-name="L8">
        <text:list-item>
          <text:p text:style-name="P37">: “(There was no “Chained sequence context formats 6” defined because “Chained sequence context formats 3” encodes only one input sequence pattern and is not likely to overflow.)” There’s a discrepancy here. Apparently we did add SequenceContextFormat6, but no ChainSequenceContextFormat 6. This doesn’t make sense to me. We should either include both or omit both. If anything, ChainSequenceContext3 is more likely to overflow than SequenceContext3. Can you check which ones were in our proposal? I’m leaning towards removing SequenceContext<text:span text:style-name="T13">Format6.</text:span></text:p>
        </text:list-item>
      </text:list>
      <text:list text:style-name="L9">
        <text:list-item>
          <text:list>
            <text:list-header>
              <text:p text:style-name="P38">Liam response: I have no record of adding a SequenceContextFormat6, and we did not add a ChainSequenceContextFormat6. However, I see in the document, Sequence context format 6 is identical to format 3, except that it was modified to support larger offsets to avoid possible overflow. <text:span text:style-name="T13">OK with removing SequenceContextFormat6.</text:span></text:p>
            </text:list-header>
          </text:list>
        </text:list-item>
      </text:list>
      <text:h text:style-name="P28" text:outline-level="3" text:is-list-header="true">SequenceContextFormat4 table</text:h>
      <text:list text:style-name="L10">
        <text:list-item>
          <text:p text:style-name="P42">make seqRuleSetCount a uint24 instead of uint16.</text:p>
        </text:list-item>
        <text:list-item>
          <text:p text:style-name="P41">seqRuleSetOffsets points to SequenceRuleSet2 tables, not SequenceRuleSet. The subsequent type should also be called “SequenceRuleSet2 table”, not “SequenceRuleSet table”.</text:p>
        </text:list-item>
      </text:list>
      <text:h text:style-name="P29" text:outline-level="3" text:is-list-header="true"><text:span text:style-name="Strong_20_Emphasis">Sequence context format 5: class-based glyph contexts</text:span></text:h>
      <text:list text:style-name="L11">
        <text:list-item>
          <text:p text:style-name="P43">Definition of ClassSequenceRule here is redundant. That struct has already been defined earlier.</text:p>
        </text:list-item>
      </text:list>
      <text:p text:style-name="P6"><text:span text:style-name="Strong_20_Emphasis">Chained sequence context format 4: simple glyph contexts</text:span></text:p>
      <text:list text:style-name="L12">
        <text:list-item>
          <text:p text:style-name="P44">In <text:span text:style-name="Emphasis">ChainedSequenceContextFormat4 table</text:span>, let’s make chainedSeqRuleSetCount a uint24 instead of uint16.</text:p>
        </text:list-item>
        <text:list-item>
          <text:p text:style-name="P44"><text:span text:style-name="T12">I</text:span>n <text:span text:style-name="Emphasis">ChainedSequenceRuleSet2 table</text:span> make chainedSeqRuleCount a uint16 instead of uint24. Yes.</text:p>
        </text:list-item>
        <text:list-item>
          <text:p text:style-name="P44">In <text:span text:style-name="Emphasis">ChainedSequenceRule2 tabl</text:span><text:span text:style-name="Emphasis"><text:span text:style-name="T12">e</text:span></text:span>, lookaheadSequence should be uint24 instead of uint16.</text:p>
        </text:list-item>
        <text:list-item>
          <text:p text:style-name="P45"><text:span text:style-name="Emphasis">ChainedClassSequenceRule2 table:</text:span> In my design, IIRC, was never a ChainedClassSequenceRule2 and we used the existing ChainedClassSequenceRule. This is because this uses class values, not glyph indices, and we didn’t extend class values to go beyond 16bit. So a version with uint24’s is wrong For the same reason, we didn’t add ClassSequenceRule2. <text:s/><text:span text:style-name="T13">[so, r</text:span><text:span text:style-name="Emphasis"><text:span text:style-name="T5">=ChainedSequenceContextFormat5 should use ChainedClassSequenceRule, not a new ChainedClassSequenceRule2, which is not needed]</text:span></text:span></text:p>
        </text:list-item>
      </text:list>
      <text:p text:style-name="P16"><text:soft-page-break/><text:span text:style-name="Emphasis"><text:span text:style-name="T5"/></text:span></text:p>
      <text:h text:style-name="P20" text:outline-level="1" text:is-list-header="true"/>
      <text:h text:style-name="P20" text:outline-level="1">GDEF</text:h>
      <text:p text:style-name="P3"/>
      <text:p text:style-name="P3">Previously I thought LigCaretList needed no extension. There was an assumption that the font will not have more than 65535 ligatures. However, that argument is broken, because even for 65535 ligature glyphs (or far below it), the Offset16’s will overflow. As such, I suggest we add an extended type as follows:</text:p>
      <text:h text:style-name="Heading_20_3" text:outline-level="3">Ligature caret list table</text:h>
      <text:list text:style-name="L13">
        <text:list-item>
          <text:list>
            <text:list-item>
              <text:p text:style-name="P46">Page 469 <text:span text:style-name="T14">(“Example 4” LigCaretList table)</text:span> Make ligCaretListOffset2 point to a LigCaretList2 instead of current “ligature caret list table”:</text:p>
            </text:list-item>
            <text:list-item>
              <text:p text:style-name="P47">After the LigCaretList table, define LigCaretList2 table, that is like LigCaretList, but uses Offset32 coverageOffset, uint24 ligGlyphCount, and Offset24 ligGlyphOffsets[ligGlyphCount]:</text:p>
            </text:list-item>
          </text:list>
        </text:list-item>
      </text:list>
      <text:p text:style-name="P12"><text:span text:style-name="Emphasis">LigCaretList</text:span><text:span text:style-name="Emphasis"><text:span text:style-name="T14">2</text:span></text:span><text:span text:style-name="Emphasis"> table </text:span></text:p>
      <table:table table:name="Table497" table:style-name="Table497">
        <table:table-column table:style-name="Table497.A"/>
        <table:table-column table:style-name="Table497.B"/>
        <table:table-column table:style-name="Table497.C"/>
        <table:table-row table:style-name="Table497.1">
          <table:table-cell table:style-name="Table497.A1" office:value-type="string">
            <text:p text:style-name="P13">Type</text:p>
          </table:table-cell>
          <table:table-cell table:style-name="Table497.A1" office:value-type="string">
            <text:p text:style-name="P13">Name</text:p>
          </table:table-cell>
          <table:table-cell table:style-name="Table497.A1" office:value-type="string">
            <text:p text:style-name="P13">Description</text:p>
          </table:table-cell>
        </table:table-row>
        <table:table-row table:style-name="Table497.1">
          <table:table-cell table:style-name="Table497.A2" office:value-type="string">
            <text:p text:style-name="P14">Offset<text:span text:style-name="T14">23</text:span></text:p>
          </table:table-cell>
          <table:table-cell table:style-name="Table497.B2" office:value-type="string">
            <text:p text:style-name="P14">coverageOffset</text:p>
          </table:table-cell>
          <table:table-cell table:style-name="Table497.C2" office:value-type="string">
            <text:p text:style-name="P14">Offset to Coverage table, from beginning of LigCaretList<text:span text:style-name="T14">2</text:span> table.</text:p>
          </table:table-cell>
        </table:table-row>
        <table:table-row table:style-name="Table497.1">
          <table:table-cell table:style-name="Table497.A3" office:value-type="string">
            <text:p text:style-name="P14">uint<text:span text:style-name="T14">24</text:span></text:p>
          </table:table-cell>
          <table:table-cell table:style-name="Table497.B3" office:value-type="string">
            <text:p text:style-name="P14">ligGlyphCount</text:p>
          </table:table-cell>
          <table:table-cell table:style-name="Table497.C3" office:value-type="string">
            <text:p text:style-name="P14">Number of ligature glyphs.</text:p>
          </table:table-cell>
        </table:table-row>
        <table:table-row table:style-name="Table497.1">
          <table:table-cell table:style-name="Table497.A4" office:value-type="string">
            <text:p text:style-name="P14">Offset<text:span text:style-name="T14">24</text:span></text:p>
          </table:table-cell>
          <table:table-cell table:style-name="Table497.B4" office:value-type="string">
            <text:p text:style-name="P14">ligGlyphOffsets[ligGlyphCount]</text:p>
          </table:table-cell>
          <table:table-cell table:style-name="Table497.C4" office:value-type="string">
            <text:p text:style-name="P14">Array of offsets to LigGlyph tables, from beginning of LigCaretList<text:span text:style-name="T14">2</text:span> table, in Coverage index order.</text:p>
          </table:table-cell>
        </table:table-row>
      </table:table>
      <text:p text:style-name="P12"><text:span text:style-name="Strong_20_Emphasis"/></text:p>
      <text:h text:style-name="Heading_20_3" text:outline-level="3">6.3.2.1.3 [6.3.2.4.6] Mark Glyph Sets table</text:h>
      <text:list text:style-name="L14">
        <text:list-item>
          <text:p text:style-name="P48"><text:span text:style-name="T15">I</text:span>’m tempted to add MarkGlyphSets format 2, which uses a uint32 markGlyphSetCount, to allow more than 65535 different mark glyph sets, since we’ve been removing all kinds of practical limits.</text:p>
        </text:list-item>
      </text:list>
      <text:p text:style-name="P8"/>
      <text:p text:style-name="P7">[end]</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1</text:page-number></text:p>
        <text:p text:style-name="Footer"/>
      </style:footer>
      <style:footer-left>
        <text:p text:style-name="MP3"><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85</meta:editing-cycles>
    <meta:creation-date>2023-07-10T17:06:00</meta:creation-date>
    <dc:date>2024-08-25T22:11:18.556678940</dc:date>
    <dc:language>en-GB</dc:language>
    <meta:editing-duration>P22DT6H35M20S</meta:editing-duration>
    <meta:generator>LibreOffice/24.2.4.2$Linux_X86_64 LibreOffice_project/420$Build-2</meta:generator>
    <meta:print-date>2024-01-23T20:34:36.812166734</meta:print-date>
    <meta:printed-by>PDF files: Liam Quin</meta:printed-by>
    <dc:creator>Liam Quin</dc:creator>
    <meta:document-statistic meta:table-count="3" meta:image-count="0" meta:object-count="0" meta:page-count="4" meta:paragraph-count="97" meta:word-count="1064" meta:character-count="7201" meta:non-whitespace-character-count="6250"/>
    <meta:user-defined meta:name="AppVersion">16.0000</meta:user-defined>
    <meta:template xlink:type="simple" xlink:actuate="onRequest" xlink:title="Normal.dotm" xlink:href=""/>
  </office:meta>
</office:document-meta>
</file>